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600000006093405146490AB6E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padding="0.049cm" fo:border="0.06pt solid #e3e3e3"/>
      <style:text-properties loext:padding="0.049cm" loext:border="0.06pt solid #e3e3e3"/>
    </style:style>
    <style:style style:name="P2" style:family="paragraph" style:parent-style-name="Preformatted_20_Text">
      <style:paragraph-properties fo:margin-top="0cm" fo:margin-bottom="0.499cm" style:contextual-spacing="false" fo:padding="0.049cm" fo:border="0.06pt solid #e3e3e3"/>
    </style:style>
    <style:style style:name="P3" style:family="paragraph" style:parent-style-name="Preformatted_20_Text">
      <style:paragraph-properties fo:padding="0.049cm" fo:border="0.06pt solid #e3e3e3"/>
    </style:style>
    <style:style style:name="P4" style:family="paragraph" style:parent-style-name="Standard">
      <style:text-properties loext:padding="0.049cm" loext:border="0.06pt solid #e3e3e3"/>
    </style:style>
    <style:style style:name="P5" style:family="paragraph" style:parent-style-name="Standard">
      <style:paragraph-properties fo:margin-top="0cm" fo:margin-bottom="0.499cm" style:contextual-spacing="false"/>
      <style:text-properties loext:padding="0.049cm" loext:border="0.06pt solid #e3e3e3"/>
    </style:style>
    <style:style style:name="P6" style:family="paragraph" style:parent-style-name="Text_20_body">
      <style:text-properties loext:padding="0.049cm" loext:border="0.06pt solid #e3e3e3"/>
    </style:style>
    <style:style style:name="P7" style:family="paragraph" style:parent-style-name="Text_20_body">
      <style:paragraph-properties fo:padding="0.049cm" fo:border="0.06pt solid #e3e3e3"/>
      <style:text-properties loext:padding="0.049cm" loext:border="0.06pt solid #e3e3e3"/>
    </style:style>
    <style:style style:name="P8" style:family="paragraph" style:parent-style-name="Text_20_body">
      <style:paragraph-properties fo:margin-top="0cm" fo:margin-bottom="0cm" style:contextual-spacing="false"/>
      <style:text-properties loext:padding="0.049cm" loext:border="0.06pt solid #e3e3e3"/>
    </style:style>
    <style:style style:name="P9" style:family="paragraph" style:parent-style-name="Text_20_body">
      <style:paragraph-properties fo:padding="0.049cm" fo:border="0.06pt solid #e3e3e3"/>
    </style:style>
    <style:style style:name="P10" style:family="paragraph" style:parent-style-name="Text_20_body" style:list-style-name="L1">
      <style:paragraph-properties fo:margin-top="0cm" fo:margin-bottom="0cm" style:contextual-spacing="false" fo:padding="0.049cm" fo:border="0.06pt solid #e3e3e3"/>
    </style:style>
    <style:style style:name="P11" style:family="paragraph" style:parent-style-name="Text_20_body" style:list-style-name="L1">
      <style:paragraph-properties fo:padding="0.049cm" fo:border="0.06pt solid #e3e3e3"/>
    </style:style>
    <style:style style:name="P12" style:family="paragraph" style:parent-style-name="Text_20_body" style:list-style-name="L2">
      <style:paragraph-properties fo:padding="0.049cm" fo:border="0.06pt solid #e3e3e3"/>
    </style:style>
    <style:style style:name="P13" style:family="paragraph" style:parent-style-name="Text_20_body" style:list-style-name="L3">
      <style:paragraph-properties fo:padding="0.049cm" fo:border="0.06pt solid #e3e3e3"/>
    </style:style>
    <style:style style:name="T1" style:family="text">
      <style:text-properties loext:padding="0.049cm" loext:border="0.06pt solid #e3e3e3"/>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uten Morgen ChatGP. Wenn die neue Anwendung &lt;threads&gt; und &lt;atomar&gt; nutzen kann aber die alte nur Timer und die Daten maximal 1000 sind um zwischen beiden auszutauschen. Würde dies dann sicher gelingen im C++ Builder ?</text:p>
      <text:p text:style-name="P4">ChatGPT</text:p>
      <text:p text:style-name="P5">ChatGPT</text:p>
      <text:p text:style-name="P7">Guten Morgen! Ja, es sollte möglich sein, zwischen einer Anwendung, die Threads und atomare Operationen verwendet, und einer Anwendung, die Timer verwendet, Daten auszutauschen, solange bestimmte Sicherheitsvorkehrungen getroffen werden.</text:p>
      <text:p text:style-name="P7">Wenn die neue Anwendung Threads und atomare Operationen verwendet, um Daten zu bearbeiten, müssen Sie sicherstellen, dass Sie den Zugriff auf gemeinsam genutzte Daten synchronisieren, um Wettlaufbedingungen zu vermeiden. Dies kann durch Verwendung von Mutexen, Semaphoren oder anderen Synchronisierungsmethoden erreicht werden.</text:p>
      <text:p text:style-name="P7">Auf der anderen Seite, wenn die alte Anwendung Timer verwendet, um Daten zu übertragen, müssen Sie sicherstellen, dass die Datenübertragung innerhalb des Zeitlimits erfolgt, das von den Timern festgelegt wird. Sie müssen auch sicherstellen, dass die Daten korrekt formatiert und verarbeitet werden, um die Integrität zu gewährleisten.</text:p>
      <text:p text:style-name="P7">Um zwischen den beiden Anwendungen Daten auszutauschen, könnten Sie beispielsweise eine gemeinsame Datenstruktur verwenden, auf die sowohl die Thread-basierte Anwendung als auch die Timer-basierte Anwendung zugreifen können. Diese Datenstruktur müsste entsprechend geschützt werden, um gleichzeitige Zugriffe sicher zu machen.</text:p>
      <text:p text:style-name="P7">Im C++ Builder könnten Sie dies durch die Verwendung von Interprozesskommunikation (IPC) Mechanismen wie Shared Memory oder Pipes erreichen, um Daten zwischen den beiden Anwendungen auszutauschen.</text:p>
      <text:p text:style-name="P7">Insgesamt ist es wichtig, sicherzustellen, dass die Datenübertragung sicher und zuverlässig erfolgt, unabhängig davon, welche Mechanismen die Anwendungen verwenden.</text:p>
      <text:p text:style-name="P8"><draw:frame draw:style-name="fr1" draw:name="Bild1" text:anchor-type="as-char" svg:width="0.635cm" svg:height="0.635cm" draw:z-index="0"><draw:image xlink:href="Pictures/10000000000000600000006093405146490AB6E8.png" xlink:type="simple" xlink:show="embed" xlink:actuate="onLoad" draw:mime-type="image/png"/><svg:title>User</svg:title></draw:frame></text:p>
      <text:p text:style-name="P8">You</text:p>
      <text:p text:style-name="P8">Danke."Um zwischen den beiden Anwendungen Daten auszutauschen, könnten Sie beispielsweise eine gemeinsame Datenstruktur verwenden, auf die sowohl die Thread-basierte Anwendung als auch die Timer-basierte Anwendung zugreifen können. Diese Datenstruktur müsste entsprechend geschützt werden, um gleichzeitige Zugriffe sicher zu machen. Im C++ Builder könnten Sie dies durch die Verwendung von Interprozesskommunikation (IPC) Mechanismen wie Shared Memory oder Pipes erreichen, um Daten zwischen den beiden Anwendungen auszutauschen." Kannst Du mir solch ein C++ Builder Beispiel zwischen dem alten und modernen System und der MSSQL-<text:soft-page-break/>Datenbank geben. Da es um das Prinzip geht kannst Du die "gemeinsame Datenstruktur" recht einfach gestalten.</text:p>
      <text:p text:style-name="P8">ChatGPT</text:p>
      <text:p text:style-name="P6">ChatGPT</text:p>
      <text:p text:style-name="P7">Natürlich, ich kann dir ein einfaches Beispiel geben, wie du Daten zwischen einer Thread-basierten Anwendung und einer Timer-basierten Anwendung im C++ Builder austauschen kannst. In diesem Beispiel verwenden wir eine gemeinsame Datenstruktur, die über Interprozesskommunikation (IPC) zwischen den Anwendungen geteilt wird. Wir werden auch eine MSSQL-Datenbank verwenden, um die gemeinsame Datenstruktur zu synchronisieren.</text:p>
      <text:p text:style-name="P9"><text:span text:style-name="T1">Angenommen, wir haben eine einfache Datenstruktur </text:span><text:span text:style-name="Source_20_Text"><text:span text:style-name="T1">SharedData</text:span></text:span><text:span text:style-name="T1">, die wir zwischen den Anwendungen austauschen möchten:</text:span></text:p>
      <text:p text:style-name="P1">cppCopy code</text:p>
      <text:p text:style-name="P3"><text:span text:style-name="Source_20_Text"><text:span text:style-name="T1">struct SharedData {</text:span></text:span></text:p>
      <text:p text:style-name="P3"><text:span text:style-name="Source_20_Text"><text:span text:style-name="T1"><text:s text:c="4"/>int value;</text:span></text:span></text:p>
      <text:p text:style-name="P2"><text:span text:style-name="Source_20_Text"><text:span text:style-name="T1">};</text:span></text:span></text:p>
      <text:p text:style-name="P7">Hier ist ein Beispiel für die Thread-basierte Anwendung, die Daten in die gemeinsame Struktur schreibt:</text:p>
      <text:p text:style-name="P1">cppCopy code</text:p>
      <text:p text:style-name="P3"><text:span text:style-name="Source_20_Text"><text:span text:style-name="T1">#include &lt;Windows.h&gt;</text:span></text:span></text:p>
      <text:p text:style-name="P3"><text:span text:style-name="Source_20_Text"><text:span text:style-name="T1">#include &lt;iostream&gt;</text:span></text:span></text:p>
      <text:p text:style-name="P3"/>
      <text:p text:style-name="P3"><text:span text:style-name="Source_20_Text"><text:span text:style-name="T1">struct SharedData {</text:span></text:span></text:p>
      <text:p text:style-name="P3"><text:span text:style-name="Source_20_Text"><text:span text:style-name="T1"><text:s text:c="4"/>int value;</text:span></text:span></text:p>
      <text:p text:style-name="P3"><text:span text:style-name="Source_20_Text"><text:span text:style-name="T1">};</text:span></text:span></text:p>
      <text:p text:style-name="P3"/>
      <text:p text:style-name="P3"><text:span text:style-name="Source_20_Text"><text:span text:style-name="T1">int main() {</text:span></text:span></text:p>
      <text:p text:style-name="P3"><text:span text:style-name="Source_20_Text"><text:span text:style-name="T1"><text:s text:c="4"/>HANDLE hMapFile;</text:span></text:span></text:p>
      <text:p text:style-name="P3"><text:span text:style-name="Source_20_Text"><text:span text:style-name="T1"><text:s text:c="4"/>SharedData* pData;</text:span></text:span></text:p>
      <text:p text:style-name="P3"/>
      <text:p text:style-name="P3"><text:span text:style-name="Source_20_Text"><text:span text:style-name="T1"><text:s text:c="4"/>hMapFile = OpenFileMapping(FILE_MAP_ALL_ACCESS, FALSE, L"MySharedMemory");</text:span></text:span></text:p>
      <text:p text:style-name="P3"><text:span text:style-name="Source_20_Text"><text:span text:style-name="T1"><text:s text:c="4"/>if (hMapFile == NULL) {</text:span></text:span></text:p>
      <text:p text:style-name="P3"><text:span text:style-name="Source_20_Text"><text:span text:style-name="T1"><text:s text:c="8"/>std::cerr &lt;&lt; "Could not open file mapping object" &lt;&lt; std::endl;</text:span></text:span></text:p>
      <text:p text:style-name="P3"><text:span text:style-name="Source_20_Text"><text:span text:style-name="T1"><text:s text:c="8"/>return 1;</text:span></text:span></text:p>
      <text:p text:style-name="P3"><text:span text:style-name="Source_20_Text"><text:span text:style-name="T1"><text:s text:c="4"/>}</text:span></text:span></text:p>
      <text:p text:style-name="P3"/>
      <text:p text:style-name="P3"><text:span text:style-name="Source_20_Text"><text:span text:style-name="T1"><text:s text:c="4"/>pData = (SharedData*)MapViewOfFile(hMapFile, FILE_MAP_ALL_ACCESS, 0, 0, sizeof(SharedData));</text:span></text:span></text:p>
      <text:p text:style-name="P3"><text:span text:style-name="Source_20_Text"><text:span text:style-name="T1"><text:s text:c="4"/>if (pData == NULL) {</text:span></text:span></text:p>
      <text:p text:style-name="P3"><text:span text:style-name="Source_20_Text"><text:span text:style-name="T1"><text:s text:c="8"/>std::cerr &lt;&lt; "Could not map view of file" &lt;&lt; std::endl;</text:span></text:span></text:p>
      <text:p text:style-name="P3"><text:span text:style-name="Source_20_Text"><text:span text:style-name="T1"><text:s text:c="8"/>CloseHandle(hMapFile);</text:span></text:span></text:p>
      <text:p text:style-name="P3"><text:span text:style-name="Source_20_Text"><text:span text:style-name="T1"><text:s text:c="8"/>return 1;</text:span></text:span></text:p>
      <text:p text:style-name="P3"><text:span text:style-name="Source_20_Text"><text:span text:style-name="T1"><text:s text:c="4"/>}</text:span></text:span></text:p>
      <text:p text:style-name="P3"/>
      <text:p text:style-name="P3"><text:span text:style-name="Source_20_Text"><text:span text:style-name="T1"><text:s text:c="4"/>// Schreibe Daten in die gemeinsame Struktur</text:span></text:span></text:p>
      <text:p text:style-name="P3"><text:soft-page-break/><text:span text:style-name="Source_20_Text"><text:span text:style-name="T1"><text:s text:c="4"/>pData-&gt;value = 42;</text:span></text:span></text:p>
      <text:p text:style-name="P3"/>
      <text:p text:style-name="P3"><text:span text:style-name="Source_20_Text"><text:span text:style-name="T1"><text:s text:c="4"/>// Freigabe von Ressourcen</text:span></text:span></text:p>
      <text:p text:style-name="P3"><text:span text:style-name="Source_20_Text"><text:span text:style-name="T1"><text:s text:c="4"/>UnmapViewOfFile(pData);</text:span></text:span></text:p>
      <text:p text:style-name="P3"><text:span text:style-name="Source_20_Text"><text:span text:style-name="T1"><text:s text:c="4"/>CloseHandle(hMapFile);</text:span></text:span></text:p>
      <text:p text:style-name="P3"/>
      <text:p text:style-name="P3"><text:span text:style-name="Source_20_Text"><text:span text:style-name="T1"><text:s text:c="4"/>return 0;</text:span></text:span></text:p>
      <text:p text:style-name="P2"><text:span text:style-name="Source_20_Text"><text:span text:style-name="T1">}</text:span></text:span></text:p>
      <text:p text:style-name="P7">Und hier ist ein Beispiel für die Timer-basierte Anwendung, die Daten aus der gemeinsamen Struktur liest:</text:p>
      <text:p text:style-name="P1">cppCopy code</text:p>
      <text:p text:style-name="P3"><text:span text:style-name="Source_20_Text"><text:span text:style-name="T1">#include &lt;Windows.h&gt;</text:span></text:span></text:p>
      <text:p text:style-name="P3"><text:span text:style-name="Source_20_Text"><text:span text:style-name="T1">#include &lt;iostream&gt;</text:span></text:span></text:p>
      <text:p text:style-name="P3"/>
      <text:p text:style-name="P3"><text:span text:style-name="Source_20_Text"><text:span text:style-name="T1">struct SharedData {</text:span></text:span></text:p>
      <text:p text:style-name="P3"><text:span text:style-name="Source_20_Text"><text:span text:style-name="T1"><text:s text:c="4"/>int value;</text:span></text:span></text:p>
      <text:p text:style-name="P3"><text:span text:style-name="Source_20_Text"><text:span text:style-name="T1">};</text:span></text:span></text:p>
      <text:p text:style-name="P3"/>
      <text:p text:style-name="P3"><text:span text:style-name="Source_20_Text"><text:span text:style-name="T1">int main() {</text:span></text:span></text:p>
      <text:p text:style-name="P3"><text:span text:style-name="Source_20_Text"><text:span text:style-name="T1"><text:s text:c="4"/>HANDLE hMapFile;</text:span></text:span></text:p>
      <text:p text:style-name="P3"><text:span text:style-name="Source_20_Text"><text:span text:style-name="T1"><text:s text:c="4"/>SharedData* pData;</text:span></text:span></text:p>
      <text:p text:style-name="P3"/>
      <text:p text:style-name="P3"><text:span text:style-name="Source_20_Text"><text:span text:style-name="T1"><text:s text:c="4"/>hMapFile = OpenFileMapping(FILE_MAP_ALL_ACCESS, FALSE, L"MySharedMemory");</text:span></text:span></text:p>
      <text:p text:style-name="P3"><text:span text:style-name="Source_20_Text"><text:span text:style-name="T1"><text:s text:c="4"/>if (hMapFile == NULL) {</text:span></text:span></text:p>
      <text:p text:style-name="P3"><text:span text:style-name="Source_20_Text"><text:span text:style-name="T1"><text:s text:c="8"/>std::cerr &lt;&lt; "Could not open file mapping object" &lt;&lt; std::endl;</text:span></text:span></text:p>
      <text:p text:style-name="P3"><text:span text:style-name="Source_20_Text"><text:span text:style-name="T1"><text:s text:c="8"/>return 1;</text:span></text:span></text:p>
      <text:p text:style-name="P3"><text:span text:style-name="Source_20_Text"><text:span text:style-name="T1"><text:s text:c="4"/>}</text:span></text:span></text:p>
      <text:p text:style-name="P3"/>
      <text:p text:style-name="P3"><text:span text:style-name="Source_20_Text"><text:span text:style-name="T1"><text:s text:c="4"/>pData = (SharedData*)MapViewOfFile(hMapFile, FILE_MAP_ALL_ACCESS, 0, 0, sizeof(SharedData));</text:span></text:span></text:p>
      <text:p text:style-name="P3"><text:span text:style-name="Source_20_Text"><text:span text:style-name="T1"><text:s text:c="4"/>if (pData == NULL) {</text:span></text:span></text:p>
      <text:p text:style-name="P3"><text:span text:style-name="Source_20_Text"><text:span text:style-name="T1"><text:s text:c="8"/>std::cerr &lt;&lt; "Could not map view of file" &lt;&lt; std::endl;</text:span></text:span></text:p>
      <text:p text:style-name="P3"><text:span text:style-name="Source_20_Text"><text:span text:style-name="T1"><text:s text:c="8"/>CloseHandle(hMapFile);</text:span></text:span></text:p>
      <text:p text:style-name="P3"><text:span text:style-name="Source_20_Text"><text:span text:style-name="T1"><text:s text:c="8"/>return 1;</text:span></text:span></text:p>
      <text:p text:style-name="P3"><text:span text:style-name="Source_20_Text"><text:span text:style-name="T1"><text:s text:c="4"/>}</text:span></text:span></text:p>
      <text:p text:style-name="P3"/>
      <text:p text:style-name="P3"><text:span text:style-name="Source_20_Text"><text:span text:style-name="T1"><text:s text:c="4"/>// Lies Daten aus der gemeinsamen Struktur</text:span></text:span></text:p>
      <text:p text:style-name="P3"><text:span text:style-name="Source_20_Text"><text:span text:style-name="T1"><text:s text:c="4"/>std::cout &lt;&lt; "Value from shared memory: " &lt;&lt; pData-&gt;value &lt;&lt; std::endl;</text:span></text:span></text:p>
      <text:p text:style-name="P3"/>
      <text:p text:style-name="P3"><text:span text:style-name="Source_20_Text"><text:span text:style-name="T1"><text:s text:c="4"/>// Freigabe von Ressourcen</text:span></text:span></text:p>
      <text:p text:style-name="P3"><text:span text:style-name="Source_20_Text"><text:span text:style-name="T1"><text:s text:c="4"/>UnmapViewOfFile(pData);</text:span></text:span></text:p>
      <text:p text:style-name="P3"><text:span text:style-name="Source_20_Text"><text:span text:style-name="T1"><text:s text:c="4"/>CloseHandle(hMapFile);</text:span></text:span></text:p>
      <text:p text:style-name="P3"/>
      <text:p text:style-name="P3"><text:span text:style-name="Source_20_Text"><text:span text:style-name="T1"><text:s text:c="4"/>return 0;</text:span></text:span></text:p>
      <text:p text:style-name="P2"><text:span text:style-name="Source_20_Text"><text:span text:style-name="T1">}</text:span></text:span></text:p>
      <text:p text:style-name="P7">Um die MSSQL-Datenbank zu verwenden, könntest du die Datenbank als Mittel zum Sperren der gemeinsamen Ressource verwenden. Du könntest z.B. eine Tabelle erstellen, um zu verfolgen, <text:soft-page-break/>welcher Prozess gerade auf die gemeinsame Struktur zugreift, und diese Tabelle verwenden, um die Zugriffe zu synchronisieren.</text:p>
      <text:p text:style-name="P7">Bitte beachte, dass dies nur ein einfaches Beispiel ist und nicht für den Produktionsgebrauch geeignet ist. Es dient nur zur Veranschaulichung der Konzepte. In einer realen Anwendung müsstest du robustere Mechanismen zur Synchronisierung und Fehlerbehandlung implementieren.</text:p>
      <text:p text:style-name="P8"><draw:frame draw:style-name="fr1" draw:name="Bild2" text:anchor-type="as-char" svg:width="0.635cm" svg:height="0.635cm" draw:z-index="1"><draw:image xlink:href="Pictures/10000000000000600000006093405146490AB6E8.png" xlink:type="simple" xlink:show="embed" xlink:actuate="onLoad" draw:mime-type="image/png"/><svg:title>User</svg:title></draw:frame></text:p>
      <text:p text:style-name="P8">You</text:p>
      <text:p text:style-name="P8">Danke. " hMapFile = OpenFileMapping(FILE_MAP_ALL_ACCESS, FALSE, L"MySharedMemory"); " Was passiert hier. Ich sehe kein Dateinamen oder gemeinsamen Platz der Daten wie eine Datanbank-Tabelle.</text:p>
      <text:p text:style-name="P8">ChatGPT</text:p>
      <text:p text:style-name="P6">ChatGPT</text:p>
      <text:p text:style-name="P7">In diesem Ausdruck wird ein sogenanntes "File Mapping Object" geöffnet. Dieses Objekt wird verwendet, um einen Bereich des virtuellen Adressraums eines Prozesses auf eine Datei oder eine andere Datenquelle abzubilden.</text:p>
      <text:p text:style-name="P9"><text:span text:style-name="T1">Hier wird die Funktion </text:span><text:span text:style-name="Source_20_Text"><text:span text:style-name="T1">OpenFileMapping</text:span></text:span><text:span text:style-name="T1"> aufgerufen, um ein bestehendes File Mapping Object zu öffnen oder eines neu zu erstellen. Die Parameter sind:</text:span></text:p>
      <text:list text:style-name="L1">
        <text:list-item>
          <text:p text:style-name="P10"><text:span text:style-name="Source_20_Text"><text:span text:style-name="T1">FILE_MAP_ALL_ACCESS</text:span></text:span><text:span text:style-name="T1">: Dies gibt an, dass der Speicher für den Zugriff von allen Prozessen im System freigegeben ist.</text:span></text:p>
        </text:list-item>
        <text:list-item>
          <text:p text:style-name="P10"><text:span text:style-name="Source_20_Text"><text:span text:style-name="T1">FALSE</text:span></text:span><text:span text:style-name="T1">: Dies gibt an, dass das File Mapping Object von dieser Funktion nur geöffnet wird, und nicht neu erstellt wird.</text:span></text:p>
        </text:list-item>
        <text:list-item>
          <text:p text:style-name="P11"><text:span text:style-name="Source_20_Text"><text:span text:style-name="T1">L"MySharedMemory"</text:span></text:span><text:span text:style-name="T1">: Dies ist der Name des File Mapping Objects. Es dient als Bezeichner für den gemeinsamen Speicherbereich. Es ist eine benannte Speicherregion, auf die verschiedene Prozesse zugreifen können.</text:span></text:p>
        </text:list-item>
      </text:list>
      <text:p text:style-name="P7">Die Verwendung von Dateien oder Speicherobjekten für den gemeinsamen Zugriff zwischen Prozessen ist eine gängige Praxis in Windows-Programmierung. Obwohl es sich um eine "Datei" handelt, wird sie nicht unbedingt auf der Festplatte gespeichert, sondern dient als Mechanismus zum Austausch von Daten zwischen Prozessen im Speicher. In diesem Beispiel wird die Datei im Speicher verwendet, um die Daten zwischen den Prozessen auszutauschen, aber es handelt sich nicht um eine tatsächliche Datei im Dateisystem.</text:p>
      <text:p text:style-name="P8"><draw:frame draw:style-name="fr1" draw:name="Bild3" text:anchor-type="as-char" svg:width="0.635cm" svg:height="0.635cm" draw:z-index="2"><draw:image xlink:href="Pictures/10000000000000600000006093405146490AB6E8.png" xlink:type="simple" xlink:show="embed" xlink:actuate="onLoad" draw:mime-type="image/png"/><svg:title>User</svg:title></draw:frame></text:p>
      <text:p text:style-name="P8">You</text:p>
      <text:p text:style-name="P8"><text:soft-page-break/>Das bedeutet die "struct SharedData" bekommt so einen garantierten virtuellen Raum für gemeinsames Daten teilen. Funktioniert das auch wenn die eine Anwendung im Bcc32 und die andere im CLang mit mindesten C++11 kompiliert wurde?</text:p>
      <text:p text:style-name="P8">ChatGPT</text:p>
      <text:p text:style-name="P6">ChatGPT</text:p>
      <text:p text:style-name="P7">Ja, das stimmt. Durch die Verwendung eines File Mapping Objects wird ein gemeinsamer virtueller Speicherbereich geschaffen, auf den sowohl die Thread-basierte Anwendung als auch die Timer-basierte Anwendung zugreifen können. Solange beide Anwendungen auf denselben Dateinamen für das File Mapping Object zugreifen, können sie Daten effektiv austauschen, unabhängig davon, wie sie kompiliert wurden.</text:p>
      <text:p text:style-name="P9"><text:span text:style-name="T1">Die Wahl des Compilers (Bcc32 für die eine Anwendung und CLang für die andere) und die Verwendung von unterschiedlichen Compiler-Versionen sollten kein Hindernis darstellen, solange beide Anwendungen mit der gleichen Dateinamen für das File Mapping Object arbeiten und die Struktur </text:span><text:span text:style-name="Source_20_Text"><text:span text:style-name="T1">SharedData</text:span></text:span><text:span text:style-name="T1"> korrekt definiert ist.</text:span></text:p>
      <text:p text:style-name="P7">Da File Mapping Objects ein Betriebssystemkonzept sind, das von Windows unterstützt wird, sollte die Interoperabilität zwischen Anwendungen, die mit verschiedenen Compilern erstellt wurden, kein Problem darstellen, solange sie auf demselben Betriebssystem laufen. Das Teilen von Daten über gemeinsame Speicherbereiche ist eine etablierte und weit verbreitete Methode, um Interprozesskommunikation in Windows-Anwendungen zu realisieren.</text:p>
      <text:p text:style-name="P8"><draw:frame draw:style-name="fr1" draw:name="Bild4" text:anchor-type="as-char" svg:width="0.635cm" svg:height="0.635cm" draw:z-index="3"><draw:image xlink:href="Pictures/10000000000000600000006093405146490AB6E8.png" xlink:type="simple" xlink:show="embed" xlink:actuate="onLoad" draw:mime-type="image/png"/><svg:title>User</svg:title></draw:frame></text:p>
      <text:p text:style-name="P8">You</text:p>
      <text:p text:style-name="P8">"solange beide Anwendungen mit der gleichen Dateinamen für das File Mapping Object arbeiten" hier ist als Datei der Ausdruck "L"MySharedMemory");" gemeint richtig ?</text:p>
      <text:p text:style-name="P8">ChatGPT</text:p>
      <text:p text:style-name="P6">ChatGPT</text:p>
      <text:p text:style-name="P9"><text:span text:style-name="T1">Genau, das ist korrekt. Der Dateiname, der beim Erstellen oder Öffnen des File Mapping Objects verwendet wird, dient als Identifikator für den gemeinsamen Speicherbereich. In deinem Beispiel wurde der Dateiname </text:span><text:span text:style-name="Source_20_Text"><text:span text:style-name="T1">"MySharedMemory"</text:span></text:span><text:span text:style-name="T1"> verwendet.</text:span></text:p>
      <text:p text:style-name="P7">Es ist wichtig sicherzustellen, dass beide Anwendungen denselben Dateinamen verwenden, um auf denselben gemeinsamen Speicherbereich zuzugreifen. Wenn beide Anwendungen auf unterschiedliche Dateinamen zugreifen, werden sie nicht denselben Speicherbereich teilen können.</text:p>
      <text:p text:style-name="P9"><text:span text:style-name="T1">Daher müssen beide Anwendungen den gleichen Dateinamen verwenden, damit die gemeinsame Speicherbereichsübereinstimmung gewährleistet ist. In diesem Fall verwenden wir </text:span><text:span text:style-name="Source_20_Text"><text:span text:style-name="T1">"MySharedMemory"</text:span></text:span><text:span text:style-name="T1"> als Dateiname für das File Mapping Object.</text:span></text:p>
      <text:p text:style-name="P8"><text:soft-page-break/><draw:frame draw:style-name="fr1" draw:name="Bild5" text:anchor-type="as-char" svg:width="0.635cm" svg:height="0.635cm" draw:z-index="4"><draw:image xlink:href="Pictures/10000000000000600000006093405146490AB6E8.png" xlink:type="simple" xlink:show="embed" xlink:actuate="onLoad" draw:mime-type="image/png"/><svg:title>User</svg:title></draw:frame></text:p>
      <text:p text:style-name="P8">You</text:p>
      <text:p text:style-name="P8">Wäre es auch kein Problem mit 1000 gemeinsam zu teilenden Objekten ?</text:p>
      <text:p text:style-name="P8">ChatGPT</text:p>
      <text:p text:style-name="P6">ChatGPT</text:p>
      <text:p text:style-name="P7">Das Hinzufügen von 1000 gemeinsam zu teilenden Objekten sollte prinzipiell möglich sein, aber es gibt einige Überlegungen, die du berücksichtigen solltest:</text:p>
      <text:list text:style-name="L2">
        <text:list-item>
          <text:p text:style-name="P12"><text:span text:style-name="Strong_20_Emphasis"><text:span text:style-name="T1">Speicheranforderungen:</text:span></text:span><text:span text:style-name="T1"> Jedes Objekt, das du gemeinsam teilen möchtest, wird Speicherplatz benötigen. Überprüfe, ob der verfügbare Speicherplatz ausreicht, um alle 1000 Objekte zu halten.</text:span></text:p>
        </text:list-item>
        <text:list-item>
          <text:p text:style-name="P12"><text:span text:style-name="Strong_20_Emphasis"><text:span text:style-name="T1">Zugriffskontrolle und Synchronisierung:</text:span></text:span><text:span text:style-name="T1"> Mit 1000 gemeinsam zu teilenden Objekten wird es schwieriger, den Zugriff auf diese Objekte zu verwalten und Wettlaufbedingungen zu vermeiden. Du musst sicherstellen, dass du die entsprechenden Mechanismen zur Synchronisierung verwendest, z.B. Mutexe oder Semaphoren, um den gleichzeitigen Zugriff von Threads oder Prozessen auf die gemeinsamen Objekte zu steuern.</text:span></text:p>
        </text:list-item>
        <text:list-item>
          <text:p text:style-name="P12"><text:span text:style-name="Strong_20_Emphasis"><text:span text:style-name="T1">Leistung:</text:span></text:span><text:span text:style-name="T1"> Mit einer großen Anzahl von gemeinsam zu teilenden Objekten kann die Leistung beeinträchtigt werden, insbesondere wenn viele Threads oder Prozesse gleichzeitig auf die Objekte zugreifen möchten. Eine effiziente Implementierung ist wichtig, um Engpässe zu vermeiden.</text:span></text:p>
        </text:list-item>
        <text:list-item>
          <text:p text:style-name="P12"><text:span text:style-name="Strong_20_Emphasis"><text:span text:style-name="T1">Komplexität:</text:span></text:span><text:span text:style-name="T1"> Je mehr Objekte du gemeinsam teilst, desto komplexer wird der Code und desto schwieriger wird es, ihn zu verstehen und zu warten. Stelle sicher, dass dein Code gut strukturiert und dokumentiert ist, um die Wartbarkeit zu erleichtern.</text:span></text:p>
        </text:list-item>
      </text:list>
      <text:p text:style-name="P7">Solange diese Aspekte berücksichtigt werden und angemessene Maßnahmen getroffen werden, um den Zugriff auf die gemeinsamen Objekte zu kontrollieren und die Leistung zu optimieren, sollte das Teilen von 1000 Objekten grundsätzlich möglich sein.</text:p>
      <text:p text:style-name="P8"><draw:frame draw:style-name="fr1" draw:name="Bild6" text:anchor-type="as-char" svg:width="0.635cm" svg:height="0.635cm" draw:z-index="5"><draw:image xlink:href="Pictures/10000000000000600000006093405146490AB6E8.png" xlink:type="simple" xlink:show="embed" xlink:actuate="onLoad" draw:mime-type="image/png"/><svg:title>User</svg:title></draw:frame></text:p>
      <text:p text:style-name="P8">You</text:p>
      <text:p text:style-name="P8">Das bedeutet es sollte möglich sein die Aufteilung von großen Datenmengen in der Datenbank und ansonsten sollte eine Strucktur für HandShake oder ähnliches was halt beide über Bool Werte oder integer als Option auf dem laufenden hält. Richtig ?</text:p>
      <text:p text:style-name="P8">ChatGPT</text:p>
      <text:p text:style-name="P6">ChatGPT</text:p>
      <text:p text:style-name="P7">Ja, genau. Die Aufteilung großer Datenmengen in der Datenbank und die Verwendung einer einfachen Struktur für das Handshaking sind vernünftige Ansätze, um die <text:soft-page-break/>Interprozesskommunikation zu erleichtern und sicherzustellen, dass beide Anwendungen synchronisiert bleiben.</text:p>
      <text:p text:style-name="P7">Hier ist eine mögliche Vorgehensweise:</text:p>
      <text:list text:style-name="L3">
        <text:list-item>
          <text:p text:style-name="P13"><text:span text:style-name="Strong_20_Emphasis"><text:span text:style-name="T1">Datenbank für Datenübertragung verwenden:</text:span></text:span><text:span text:style-name="T1"> Die Datenbank kann verwendet werden, um große Datenmengen zwischen den Anwendungen auszutauschen. Zum Beispiel könntest du eine Tabelle in der Datenbank erstellen, in der die Daten gespeichert werden. Die eine Anwendung kann Daten in diese Tabelle schreiben, während die andere Anwendung sie liest.</text:span></text:p>
        </text:list-item>
        <text:list-item>
          <text:p text:style-name="P13"><text:span text:style-name="Strong_20_Emphasis"><text:span text:style-name="T1">Handshaking-Struktur:</text:span></text:span><text:span text:style-name="T1"> Eine einfache Struktur, die als Handshaking-Mechanismus fungiert, ist eine gute Idee. Dies kann durch Verwendung von Booleschen Werten, Integer-Flags oder ähnlichen Techniken erreicht werden. Zum Beispiel könntest du einen Booleschen Wert in der Datenbanktabelle verwenden, um anzuzeigen, ob neue Daten verfügbar sind. Die andere Anwendung kann diesen Wert periodisch überprüfen und entsprechend reagieren.</text:span></text:p>
        </text:list-item>
      </text:list>
      <text:p text:style-name="P7">Die Verwendung dieser beiden Ansätze in Kombination ermöglicht eine effektive Kommunikation zwischen den Anwendungen. Die Datenbank dient als Mittel zum Austausch großer Datenmengen, während die Handshaking-Struktur die Synchronisation und Steuerung des Datenaustauschs erleichtert.</text:p>
      <text:p text:style-name="P8"><draw:frame draw:style-name="fr1" draw:name="Bild7" text:anchor-type="as-char" svg:width="0.635cm" svg:height="0.635cm" draw:z-index="6"><draw:image xlink:href="Pictures/10000000000000600000006093405146490AB6E8.png" xlink:type="simple" xlink:show="embed" xlink:actuate="onLoad" draw:mime-type="image/png"/><svg:title>User</svg:title></draw:frame></text:p>
      <text:p text:style-name="P8">You</text:p>
      <text:p text:style-name="P8">Vielen Dank. Ich komme da zu einer anderen Zeit noch einmal darauf zurück. Bis bald 😊👏👍🏅👋</text:p>
      <text:p text:style-name="P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09:48:12.026000000</meta:creation-date>
    <dc:date>2024-04-16T09:48:19.008000000</dc:date>
    <meta:editing-duration>PT7S</meta:editing-duration>
    <meta:editing-cycles>1</meta:editing-cycles>
    <meta:document-statistic meta:table-count="0" meta:image-count="7" meta:object-count="0" meta:page-count="7" meta:paragraph-count="129" meta:word-count="1679" meta:character-count="12618" meta:non-whitespace-character-count="10866"/>
    <meta:generator>LibreOffice/7.5.9.2$Windows_X86_64 LibreOffice_project/cdeefe45c17511d326101eed8008ac4092f278a9</meta:generator>
  </office:meta>
</office:document-meta>
</file>